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69ae" officeooo:paragraph-rsid="000f69ae" style:font-weight-asian="normal" style:font-weight-complex="normal"/>
    </style:style>
    <style:style style:name="P16" style:family="paragraph" style:parent-style-name="Standard">
      <style:text-properties fo:font-weight="normal" officeooo:rsid="000fa42a" officeooo:paragraph-rsid="000fa42a" style:font-weight-asian="normal" style:font-weight-complex="normal"/>
    </style:style>
    <style:style style:name="P17" style:family="paragraph" style:parent-style-name="Standard">
      <style:text-properties fo:font-weight="normal" officeooo:rsid="000fa42a" officeooo:paragraph-rsid="002c52c6" style:font-weight-asian="normal" style:font-weight-complex="normal"/>
    </style:style>
    <style:style style:name="P18" style:family="paragraph" style:parent-style-name="Standard">
      <style:text-properties fo:font-weight="normal" officeooo:rsid="0010aa3e" officeooo:paragraph-rsid="0010aa3e" style:font-weight-asian="normal" style:font-weight-complex="normal"/>
    </style:style>
    <style:style style:name="P19" style:family="paragraph" style:parent-style-name="Standard">
      <style:text-properties fo:font-weight="normal" officeooo:rsid="001d430b" officeooo:paragraph-rsid="001d430b" style:font-weight-asian="normal" style:font-weight-complex="normal"/>
    </style:style>
    <style:style style:name="P20" style:family="paragraph" style:parent-style-name="Standard">
      <style:text-properties fo:font-weight="normal" officeooo:rsid="001e2b55" officeooo:paragraph-rsid="001e2b5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bold" style:font-weight-asian="bold" style:font-weight-complex="bold"/>
    </style:style>
    <style:style style:name="P24" style:family="paragraph" style:parent-style-name="Standard">
      <style:text-properties style:use-window-font-color="true"/>
    </style:style>
    <style:style style:name="P25" style:family="paragraph" style:parent-style-name="Standard">
      <style:text-properties style:use-window-font-color="true" fo:font-weight="bold" style:font-weight-asian="bold" style:font-weight-complex="bold"/>
    </style:style>
    <style:style style:name="P26" style:family="paragraph" style:parent-style-name="Standard">
      <style:text-properties style:use-window-font-color="true" fo:font-weight="bold" officeooo:paragraph-rsid="00266ad2" style:font-weight-asian="bold" style:font-weight-complex="bold"/>
    </style:style>
    <style:style style:name="P27" style:family="paragraph" style:parent-style-name="Standard">
      <style:text-properties style:use-window-font-color="true" fo:font-weight="bold" officeooo:paragraph-rsid="000f2164" style:font-weight-asian="bold" style:font-weight-complex="bold"/>
    </style:style>
    <style:style style:name="P28" style:family="paragraph" style:parent-style-name="Standard">
      <style:text-properties style:use-window-font-color="true" officeooo:paragraph-rsid="000f2164"/>
    </style:style>
    <style:style style:name="P29" style:family="paragraph" style:parent-style-name="Standard">
      <style:text-properties style:use-window-font-color="true" officeooo:paragraph-rsid="001e2b55"/>
    </style:style>
    <style:style style:name="P30" style:family="paragraph" style:parent-style-name="Standard">
      <style:text-properties style:use-window-font-color="true" fo:font-weight="normal" officeooo:rsid="000fa42a" officeooo:paragraph-rsid="000fa42a" style:font-weight-asian="normal" style:font-weight-complex="normal"/>
    </style:style>
    <style:style style:name="P31" style:family="paragraph" style:parent-style-name="Standard">
      <style:text-properties style:use-window-font-color="true" fo:font-weight="normal" officeooo:rsid="001fe397" officeooo:paragraph-rsid="001fe397" style:font-weight-asian="normal" style:font-weight-complex="normal"/>
    </style:style>
    <style:style style:name="P32" style:family="paragraph" style:parent-style-name="Standard">
      <style:text-properties style:use-window-font-color="true" fo:font-weight="normal" officeooo:rsid="0023aae5" officeooo:paragraph-rsid="0023aae5" style:font-weight-asian="normal" style:font-weight-complex="normal"/>
    </style:style>
    <style:style style:name="P33" style:family="paragraph" style:parent-style-name="Standard">
      <style:text-properties style:use-window-font-color="true" fo:font-weight="normal" officeooo:rsid="000f69ae" officeooo:paragraph-rsid="000f69ae" style:font-weight-asian="normal" style:font-weight-complex="normal"/>
    </style:style>
    <style:style style:name="P34" style:family="paragraph" style:parent-style-name="Standard">
      <style:text-properties officeooo:paragraph-rsid="0010aa3e"/>
    </style:style>
    <style:style style:name="P35" style:family="paragraph" style:parent-style-name="Standard">
      <style:text-properties officeooo:paragraph-rsid="002a0fdb"/>
    </style:style>
    <style:style style:name="P36" style:family="paragraph" style:parent-style-name="Standard">
      <style:text-properties officeooo:paragraph-rsid="002d84f1"/>
    </style:style>
    <style:style style:name="P37" style:family="paragraph" style:parent-style-name="Text_20_body">
      <style:text-properties style:use-window-font-color="true" fo:font-weight="normal" officeooo:rsid="000f2164" officeooo:paragraph-rsid="000f2164" style:font-weight-asian="normal" style:font-weight-complex="normal"/>
    </style:style>
    <style:style style:name="P38" style:family="paragraph" style:parent-style-name="Title" style:master-page-name="Standard">
      <style:paragraph-properties style:page-number="auto"/>
      <style:text-properties fo:font-weight="bold" style:font-weight-asian="bold" style:font-weight-complex="bold"/>
    </style:style>
    <style:style style:name="P39" style:family="paragraph" style:parent-style-name="Standard" style:list-style-name="L1">
      <style:text-properties fo:font-weight="normal" officeooo:rsid="000fa42a" officeooo:paragraph-rsid="002dfca3" style:font-weight-asian="normal" style:font-weight-complex="normal"/>
    </style:style>
    <style:style style:name="P40" style:family="paragraph" style:parent-style-name="Standard" style:list-style-name="L2">
      <style:text-properties fo:font-weight="normal" officeooo:rsid="002c52c6" officeooo:paragraph-rsid="002c52c6" style:font-weight-asian="normal" style:font-weight-complex="normal"/>
    </style:style>
    <style:style style:name="P41" style:family="paragraph" style:parent-style-name="Standard" style:list-style-name="L2">
      <style:text-properties fo:font-weight="normal" officeooo:rsid="00336920" officeooo:paragraph-rsid="00336920" style:font-weight-asian="normal" style:font-weight-complex="normal"/>
    </style:style>
    <style:style style:name="P42" style:family="paragraph" style:parent-style-name="Standard" style:list-style-name="L2">
      <style:text-properties fo:font-weight="normal" officeooo:rsid="0035f703" officeooo:paragraph-rsid="0035f703" style:font-weight-asian="normal" style:font-weight-complex="normal"/>
    </style:style>
    <style:style style:name="P43" style:family="paragraph" style:parent-style-name="Standard" style:list-style-name="L2">
      <style:text-properties officeooo:paragraph-rsid="002c52c6"/>
    </style:style>
    <style:style style:name="P44" style:family="paragraph" style:parent-style-name="Standard" style:list-style-name="L3">
      <style:text-properties officeooo:paragraph-rsid="002dfca3"/>
    </style:style>
    <style:style style:name="P45" style:family="paragraph" style:parent-style-name="Standard" style:list-style-name="L4">
      <style:text-properties officeooo:paragraph-rsid="002d84f1"/>
    </style:style>
    <style:style style:name="P46" style:family="paragraph" style:parent-style-name="Standard" style:list-style-name="L4">
      <style:text-properties officeooo:paragraph-rsid="002dfca3"/>
    </style:style>
    <style:style style:name="P47" style:family="paragraph" style:parent-style-name="Standard" style:list-style-name="L4">
      <style:text-properties officeooo:rsid="002de15c" officeooo:paragraph-rsid="002dfca3"/>
    </style:style>
    <style:style style:name="P48"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49"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P50" style:family="paragraph" style:parent-style-name="Standard" style:list-style-name="L4">
      <style:text-properties fo:font-style="normal" fo:font-weight="normal" officeooo:rsid="0037f930" officeooo:paragraph-rsid="0037f930" style:font-style-asian="normal" style:font-weight-asian="normal" style:font-style-complex="normal" style:font-weight-complex="normal"/>
    </style:style>
    <style:style style:name="P51"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2" style:family="paragraph" style:parent-style-name="Standard" style:list-style-name="L5">
      <style:text-properties style:use-window-font-color="true" fo:font-weight="normal" officeooo:rsid="0036af09" officeooo:paragraph-rsid="0036af09" style:font-weight-asian="normal" style:font-weight-complex="normal"/>
    </style:style>
    <style:style style:name="P53" style:family="paragraph" style:parent-style-name="Standard">
      <style:text-properties style:use-window-font-color="true" fo:font-weight="normal" officeooo:rsid="003a07d4" officeooo:paragraph-rsid="003a07d4" style:font-weight-asian="normal" style:font-weight-complex="normal"/>
    </style:style>
    <style:style style:name="P54" style:family="paragraph" style:parent-style-name="Standard">
      <style:text-properties style:use-window-font-color="true" fo:font-weight="bold" style:font-weight-asian="bold" style:font-weight-complex="bold"/>
    </style:style>
    <style:style style:name="P55" style:family="paragraph" style:parent-style-name="Standard">
      <style:text-properties style:use-window-font-color="true" officeooo:paragraph-rsid="003a07d4"/>
    </style:style>
    <style:style style:name="P56" style:family="paragraph" style:parent-style-name="Standard">
      <style:text-properties style:use-window-font-color="true" officeooo:rsid="003a07d4" officeooo:paragraph-rsid="003a07d4"/>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fo:font-weight="normal" officeooo:rsid="003a07d4" style:font-weight-asian="normal" style:font-weight-complex="normal"/>
    </style:style>
    <style:style style:name="T23" style:family="text">
      <style:text-properties fo:font-weight="normal" officeooo:rsid="003c1419" style:font-weight-asian="normal" style:font-weight-complex="normal"/>
    </style:style>
    <style:style style:name="T24" style:family="text">
      <style:text-properties officeooo:rsid="000f2164"/>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use-window-font-color="true"/>
    </style:style>
    <style:style style:name="T28" style:family="text">
      <style:text-properties style:use-window-font-color="true" style:font-name="Droid Sans Mono" fo:font-size="10.5pt" fo:background-color="transparent" loext:char-shading-value="0" style:font-weight-asian="bold" style:font-weight-complex="bold"/>
    </style:style>
    <style:style style:name="T29" style:family="text">
      <style:text-properties style:use-window-font-color="true" fo:font-weight="normal" officeooo:rsid="000fa42a" style:font-weight-asian="normal" style:font-weight-complex="normal"/>
    </style:style>
    <style:style style:name="T30" style:family="text">
      <style:text-properties style:use-window-font-color="true" fo:font-weight="normal" officeooo:rsid="00199d85" style:font-weight-asian="normal" style:font-weight-complex="normal"/>
    </style:style>
    <style:style style:name="T31" style:family="text">
      <style:text-properties style:use-window-font-color="true" fo:font-weight="normal" officeooo:rsid="002a0fdb" style:font-weight-asian="normal" style:font-weight-complex="normal"/>
    </style:style>
    <style:style style:name="T32" style:family="text">
      <style:text-properties style:use-window-font-color="true" fo:font-weight="normal" officeooo:rsid="002b1fe6"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fo:font-style="italic" officeooo:rsid="002dfca3" style:font-style-asian="italic" style:font-style-complex="italic"/>
    </style:style>
    <style:style style:name="T45" style:family="text">
      <style:text-properties officeooo:rsid="00340e3c"/>
    </style:style>
    <style:style style:name="T46" style:family="text">
      <style:text-properties officeooo:rsid="003a07d4"/>
    </style:style>
    <style:style style:name="T47" style:family="text">
      <style:text-properties fo:color="#c9211e" fo:font-weight="normal" style:font-weight-asian="normal" style:font-weight-complex="normal"/>
    </style:style>
    <style:style style:name="T48" style:family="text">
      <style:text-properties fo:color="#c9211e" fo:font-weight="normal" officeooo:rsid="003a07d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Ethics Review Form</text:p>
      <text:p text:style-name="P5"/>
      <text:p text:style-name="P4"><text:span text:style-name="T26">Project title: </text:span><text:span text:style-name="T28">An investigation into the effectiveness and impact of a Continuous Deployment pipeline upon university-level games development teams?</text:span></text:p>
      <text:p text:style-name="P23"/>
      <text:p text:style-name="P5">Start date: <text:span text:style-name="T24">22/11/2021</text:span></text:p>
      <text:p text:style-name="P5">End date: <text:span text:style-name="T24">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6">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7">?</text:span> </text:p>
      <text:p text:style-name="P7">No</text:p>
      <text:p text:style-name="P5">Will your project involve the use of human blood or other human tissue<text:span text:style-name="T27">?</text:span> </text:p>
      <text:p text:style-name="P7">No</text:p>
      <text:p text:style-name="P5">Will your project involve administering any drugs, placebos, food stuffs or drink to participants<text:span text:style-name="T27">?</text:span> </text:p>
      <text:p text:style-name="P7">No</text:p>
      <text:p text:style-name="P5">Will your project involve the participation of NHS and/or Social Services staff, patients, equipment and/or facilities<text:span text:style-name="T27">?</text:span> </text:p>
      <text:p text:style-name="P7">No</text:p>
      <text:p text:style-name="P5">Will your project involve participants who are particularly vulnerable<text:span text:style-name="T27">?</text:span> (e.g. refugees, prisoners, victims of violence) </text:p>
      <text:p text:style-name="P18">No</text:p>
      <text:p text:style-name="P5">Will your project involve participants who are unable to give informed consent<text:span text:style-name="T27">?</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7">?</text:span> *</text:p>
      <text:p text:style-name="P7">No</text:p>
      <text:p text:style-name="P5">Will your project involve actively deceiving the participants<text:span text:style-name="T27">?</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7">?</text:span> *</text:p>
      <text:p text:style-name="P7">No</text:p>
      <text:p text:style-name="P5">Is there potential for your project to have unintended harmful consequences (e.g. military use of technology / ‘weaponisation’ of artificial intelligence)<text:span text:style-name="T27">?</text:span> *</text:p>
      <text:p text:style-name="P7">No</text:p>
      <text:p text:style-name="P3"/>
      <text:h text:style-name="P2" text:outline-level="1">Checklist Part 2: MEDIUM RISK CATEGORIES</text:h>
      <text:p text:style-name="P5">Will your project involve participants<text:span text:style-name="T27">?</text:span> *</text:p>
      <text:p text:style-name="P7">Yes</text:p>
      <text:p text:style-name="P5">Will it be necessary for participants to take part in the study without their knowledge and consent at the time<text:span text:style-name="T27">?</text:span> (e.g. covert observation of people in non-public places) *</text:p>
      <text:p text:style-name="P7">No</text:p>
      <text:p text:style-name="P5">Will financial inducements (other than reasonable expenses and compensation for time) be offered to participants<text:span text:style-name="T27">?</text:span> *</text:p>
      <text:p text:style-name="P7">No</text:p>
      <text:p text:style-name="P5">Will your project involve collecting participant data (e.g. personal and/or sensitive data referring to a living individual)<text:span text:style-name="T27">?</text:span> *</text:p>
      <text:p text:style-name="P13">No</text:p>
      <text:p text:style-name="P5">Will your project involve accessing secondary data that is not in the public domain (e.g. personal data collected by another user)<text:span text:style-name="T27">?</text:span> *</text:p>
      <text:p text:style-name="P13">No</text:p>
      <text:p text:style-name="P5">Will your project involve accessing commercially sensitive information<text:span text:style-name="T27">?</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7">?</text:span></text:p>
      <text:p text:style-name="P13">No</text:p>
      <text:p text:style-name="P5">Has this project been considered by this, or any other (external) Research Ethics Committee<text:span text:style-name="T27">?</text:span></text:p>
      <text:p text:style-name="P10">No</text:p>
      <text:p text:style-name="P5">Are you able to provide an age range of participants<text:span text:style-name="T27">?</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7">?</text:span></text:p>
      <text:p text:style-name="P9">No</text:p>
      <text:p text:style-name="P25">Research Methods, please tick all that apply: </text:p>
      <text:p text:style-name="P5">Interviews <text:span text:style-name="T4">Yes</text:span></text:p>
      <text:p text:style-name="P24"><text:span text:style-name="T25">Observation </text:span><text:span text:style-name="T7">Yes</text:span></text:p>
      <text:p text:style-name="Standard"><text:span text:style-name="T33">Controlled Trial </text:span><text:span text:style-name="T30">Yes</text:span></text:p>
      <text:p text:style-name="P25">Focus Groups <text:span text:style-name="T7">No</text:span></text:p>
      <text:p text:style-name="P25">Physiological Data <text:span text:style-name="T6">No</text:span></text:p>
      <text:p text:style-name="P24"><text:span text:style-name="T25">(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4"><text:span text:style-name="T25">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27">How and by whom will potential participants or personal records be identified?</text:p>
      <text:p text:style-name="P37">Open invitation to members of the Games Academy across any <text:span text:style-name="T37">current </text:span>undergraduate or postgraduate cohort.</text:p>
      <text:p text:style-name="P21"/>
      <text:p text:style-name="P7"/>
      <text:p text:style-name="P25">Will personal information be gathered as part of the research process?</text:p>
      <text:p text:style-name="P28"><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7">?</text:span></text:p>
      <text:p text:style-name="P11">No</text:p>
      <text:p text:style-name="P11"/>
      <text:p text:style-name="P5">How long will each participant be in the study in total, from when they give informed consent to their last contact with the research team<text:span text:style-name="T27">?</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7">?</text:span> Describe what steps would be taken to minimise risks and burdens:</text:p>
      <text:p text:style-name="P19"><text:span text:style-name="T24">N</text:span>o greater than encountered during every day life.</text:p>
      <text:p text:style-name="P19"/>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5">&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7">?</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7">?</text:span></text:p>
      <text:p text:style-name="P13">Improved grades, better project outcome with a better game produced</text:p>
      <text:p text:style-name="P11"/>
      <text:p text:style-name="P5">What are the potential risks to the research team<text:span text:style-name="T27">?</text:span></text:p>
      <text:p text:style-name="P20">None</text:p>
      <text:p text:style-name="P11"/>
      <text:p text:style-name="P5">What are the potential risks to the University<text:span text:style-name="T27">?</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7">?</text:span></text:p>
      <text:p text:style-name="P13">No</text:p>
      <text:p text:style-name="P7"/>
      <text:p text:style-name="P6"><text:soft-page-break/></text:p>
      <text:p text:style-name="P34"><text:span text:style-name="T25">Who will data be collected from</text:span><text:span text:style-name="T33">?</text:span><text:span text:style-name="T25"> </text:span></text:p>
      <text:p text:style-name="P34"><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15">Data will be stored on a password protected laptop within an encrypted folder. There will be a backup stored on an encrypted folder on an external hard drive.</text:p>
      <text:p text:style-name="P5"/>
      <text:p text:style-name="P25">How long will data and records be stored for and in what format?</text:p>
      <text:p text:style-name="P33">Data will be stored for the duration of the investigation, <text:span text:style-name="T37">anonymised through use of ID numbers but </text:span>grouped by teams.</text:p>
      <text:p text:style-name="P23"/>
      <text:p text:style-name="P5">Have you undertaken University-approved training in compliance with GDPR legislation<text:span text:style-name="T27">?</text:span></text:p>
      <text:p text:style-name="P12">Yes</text:p>
      <text:p text:style-name="P12"/>
      <text:p text:style-name="P5">Will the results of your research be embargoed for any reason<text:span text:style-name="T27">?</text:span></text:p>
      <text:p text:style-name="P12">No</text:p>
      <text:p text:style-name="P12"/>
      <text:p text:style-name="P25">How do you intend to disseminate the results of your work?</text:p>
      <text:p text:style-name="P29"><text:span text:style-name="T13">Finding could potentially be disseminated through academic publication. </text:span><text:span text:style-name="T14">It could also be presented to students and Technical or Academic staff.</text:span></text:p>
      <text:p text:style-name="P30"/>
      <text:p text:style-name="P25">Please outline arrangements you have made to share the findings of your work with research participants:</text:p>
      <text:p text:style-name="P31">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5">Participant Information Sheet</text:p>
      <text:p text:style-name="P53">See included info.pdf</text:p>
      <text:p text:style-name="P22"/>
      <text:p text:style-name="P25">Participant Consent Form</text:p>
      <text:p text:style-name="P55"><text:span text:style-name="T22">There will be a checkbox at the beginning of each form asking for consent that must be marked as yes to continue.</text:span></text:p>
      <text:p text:style-name="P56"><text:span text:style-name="T22">T</text:span><text:span text:style-name="T2">here is also a paper consent form included as the last page in </text:span><text:span text:style-name="T23">the included </text:span><text:span text:style-name="T2">info.pdf.</text:span></text:p>
      <text:p text:style-name="P22"/>
      <text:p text:style-name="P25">Covering Letter (where relevant)</text:p>
      <text:p text:style-name="P25"/>
      <text:p text:style-name="P23">Examples of Interview questions etc.</text:p>
      <text:p text:style-name="P17"><text:span text:style-name="T39">Digital form - </text:span>For <text:span text:style-name="T38">the team’s academic </text:span>supervisor</text:p>
      <text:list xml:id="list2810296318" text:style-name="L1">
        <text:list-item>
          <text:p text:style-name="P39">D<text:span text:style-name="T41">o you consent to this data to be stored and used as part of a dissertation? Yes/ No</text:span><text:span text:style-name="T44"> (Must be answered Yes to allow submission)</text:span></text:p>
        </text:list-item>
      </text:list>
      <text:list xml:id="list1574742229" text:style-name="L2">
        <text:list-item>
          <text:p text:style-name="P43">On a scale of 1 – 10, how confident do you feel that your team will deliver a new, working build <text:span text:style-name="T45">the </text:span>next time they meet with you? <text:span text:style-name="T40">Why?</text:span></text:p>
        </text:list-item>
        <text:list-item>
          <text:p text:style-name="P40">On a scale of 1 – 10, how confident do you feel that your team will be able to complete everything within their planned scope by the end of the project? <text:span text:style-name="T40">Why?</text:span></text:p>
        </text:list-item>
        <text:list-item>
          <text:p text:style-name="P41">Has the use of a CD pipeline had any noticeable impact upon the team? If yes, please expand on what this impact has been.</text:p>
        </text:list-item>
        <text:list-item>
          <text:p text:style-name="P42">Do you have any other feedback regarding the CD pipeline or its effect on you or the team? (This is to facilitate any feedback not covered by the above questions)</text:p>
        </text:list-item>
      </text:list>
      <text:p text:style-name="P16"/>
      <text:p text:style-name="P36"><text:span text:style-name="T16">Digital form - </text:span><text:span text:style-name="T5">For students</text:span></text:p>
      <text:list xml:id="list1986473801" text:style-name="L3">
        <text:list-item>
          <text:p text:style-name="P44"><text:span text:style-name="T5">D</text:span><text:span text:style-name="T18">o you consent to this data to be stored and used as part of a dissertation? Yes/ No </text:span><text:span text:style-name="T42">(Must be answered Yes to allow submission)</text:span></text:p>
        </text:list-item>
      </text:list>
      <text:list xml:id="list2704751796" text:style-name="L4">
        <text:list-item>
          <text:p text:style-name="P45"><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47"><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6"><text:soft-page-break/><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3">(This is here as much to ensure the participant thinks about the question as to provide analysable data)</text:span></text:p>
        </text:list-item>
        <text:list-item>
          <text:p text:style-name="P48">How often does the team refine the scope of the project?</text:p>
        </text:list-item>
        <text:list-item>
          <text:p text:style-name="P49">Do you have any other feedback regarding the CD pipeline or its effect on you or the team? (This is to facilitate any feedback not covered by the above questions)</text:p>
        </text:list-item>
        <text:list-item>
          <text:p text:style-name="P50">How many times have you done play testing in the last two weeks? Both internally and externally.</text:p>
        </text:list-item>
      </text:list>
      <text:p text:style-name="P30"/>
      <text:p text:style-name="P35"><text:span text:style-name="T29">T</text:span><text:span text:style-name="T31">here will also be an unstructured interview towards the end of the project for those groups with CD pipelines. </text:span><text:span text:style-name="T32">This will be more open as it is intended for general feedback, but will include three main questions.</text:span></text:p>
      <text:list xml:id="list1592591009" text:style-name="L5">
        <text:list-item>
          <text:p text:style-name="P51">How do you feel having a CD pipeline has impacted the team? </text:p>
        </text:list-item>
        <text:list-item>
          <text:p text:style-name="P51">How do you feel having a CD pipeline has impacted the game your team has produced? </text:p>
        </text:list-item>
        <text:list-item>
          <text:p text:style-name="P51">How do you feel having a CD pipeline has impacted you as an individual?</text:p>
        </text:list-item>
        <text:list-item>
          <text:p text:style-name="P52">Did you deliver on the scope you had planned? </text:p>
        </text:list-item>
        <text:list-item>
          <text:p text:style-name="P52">Was crunch a regular occurrence?</text:p>
        </text:list-item>
      </text:list>
      <text:p text:style-name="P30"/>
      <text:p text:style-name="P5">Advertising materials or other publicity including URLs</text:p>
      <text:p text:style-name="P25">Health and Safety Risk Assessment</text:p>
      <text:p text:style-name="P32">No risks greater than what would be encountered in every day life are expected to be encountered.</text:p>
      <text:p text:style-name="P25">Confirmation that project is covered by University Insurance Policy</text:p>
      <text:p text:style-name="P32">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5"><text:soft-page-break/>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49</meta:editing-cycles>
    <meta:creation-date>2019-12-06T00:39:00</meta:creation-date>
    <dc:date>2021-11-27T14:14:24.865949924</dc:date>
    <meta:editing-duration>PT4H1M3S</meta:editing-duration>
    <meta:generator>LibreOffice/6.4.7.2$Linux_X86_64 LibreOffice_project/40$Build-2</meta:generator>
    <meta:document-statistic meta:table-count="0" meta:image-count="0" meta:object-count="0" meta:page-count="10" meta:paragraph-count="162" meta:word-count="1959" meta:character-count="11936" meta:non-whitespace-character-count="101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